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32pt" style:font-size-asian="28pt" style:font-size-complex="32pt"/>
    </style:style>
    <style:style style:name="P3" style:family="paragraph" style:parent-style-name="Standard">
      <style:paragraph-properties fo:margin-left="-0.053cm" fo:margin-right="0cm" fo:text-indent="0cm" style:auto-text-indent="false"/>
    </style:style>
    <style:style style:name="T1" style:family="text">
      <style:text-properties fo:language="es" fo:country="ES"/>
    </style:style>
    <style:style style:name="T2" style:family="text">
      <style:text-properties style:font-name="Trebuchet MS"/>
    </style:style>
    <style:style style:name="T3" style:family="text">
      <style:text-properties style:font-name="Arial"/>
    </style:style>
    <style:style style:name="T4" style:family="text">
      <style:text-properties style:font-name="Arial" style:text-underline-style="solid" style:text-underline-width="auto" style:text-underline-color="font-color"/>
    </style:style>
    <style:style style:name="T5" style:family="text">
      <style:text-properties style:font-name="Arial" fo:font-style="italic" style:text-underline-style="solid" style:text-underline-width="auto" style:text-underline-color="font-color" style:font-style-asian="italic" style:font-style-complex="italic"/>
    </style:style>
    <style:style style:name="T6" style:family="text">
      <style:text-properties fo:font-size="14pt" style:font-size-asian="14pt" style:font-size-complex="14pt"/>
    </style:style>
    <style:style style:name="T7" style:family="text">
      <style:text-properties fo:font-size="20pt" style:font-size-asian="20pt" style:font-size-complex="20pt"/>
    </style:style>
    <style:style style:name="T8" style:family="text">
      <style:text-properties style:font-name="Courier 10 Pitch" fo:font-size="20pt" style:font-size-asian="20pt" style:font-size-complex="2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text:s text:c="9"/>Materia: <text:span text:style-name="T8">Ingenieria En Software</text:span></text:p>
      <text:p text:style-name="P2"/>
      <text:p text:style-name="P2"><text:tab/><text:tab/>Profesor: <text:span text:style-name="T8">Nicolas Paez</text:span></text:p>
      <text:p text:style-name="P2"/>
      <text:p text:style-name="P2"><text:s text:c="8"/>Alumno:<text:span text:style-name="T8">Casarin Leandro</text:span> </text:p>
      <text:p text:style-name="P2"><text:tab/><text:tab/></text:p>
      <text:p text:style-name="P2"><text:s text:c="8"/>Fecha:<text:span text:style-name="T8">29/08/12</text:span></text:p>
      <text:p text:style-name="P2"/>
      <text:p text:style-name="P2"><text:s text:c="8"/>Universidad: </text:p>
      <text:p text:style-name="P2"><text:span text:style-name="T8"/></text:p>
      <text:p text:style-name="P2"><text:span text:style-name="T8"><text:s text:c="4"/>Universidad Nacional de Quilmes</text:span></text:p>
      <text:p text:style-name="P2"/>
      <text:p text:style-name="P2"><text:s text:c="8"/>Tema:</text:p>
      <text:p text:style-name="P2"><text:span text:style-name="T8"><text:s text:c="4"/>”Resumen sobre No silver Bulle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47"/><text:span text:style-name="T5"><text:s text:c="2"/>Resumen sobre “No silver Bullet”</text:span></text:p>
      <text:p text:style-name="Standard"/>
      <text:p text:style-name="Standard">Segun lo entendido por mi , Brooks nos  afirma que no hay desarrollo individual, ya sea técnico o de gestión de tecnología, que por sí mismo exprese promesas al desorralar un software para solucionar un problema.<text:line-break/>Tambien nos comenta que hay una distinción entre la complejidad accidental y la complejidad esencial , y afirma que la mayoría de lo que los ingenieros de software ya no se dedica a lo esencial, por lo que todas las actividades de reducción de accidentes  a cero , no le dará un orden de magnitud de la mejora. <text:line-break/>Brooks  distingue las partes esenciales del proceso del software. Mientras que  insiste en que "no hay una bala de plata" , cree que una serie de innovaciones.<text:line-break/>Se puede atacar la complejidad esencial dando lugar a mejoras significativas. <text:line-break/>Hay factores que entran en juego a la hora de desarrollar un software. Los factores que entran en juego son la especificación el diseño y el testeo de la construcción conceptual del soft.<text:line-break/>"la dificultad no radica en la representación del concepto (la implementación)".<text:line-break/>Las cualidades esenciales son las nombradas a continuación:</text:p>
      <text:list xml:id="list1120474671" text:style-name="L1">
        <text:list-item>
          <text:p text:style-name="P1"><text:span text:style-name="T2">Complejidad</text:span></text:p>
        </text:list-item>
        <text:list-item>
          <text:p text:style-name="P1"><text:span text:style-name="T2">Conformidad</text:span></text:p>
        </text:list-item>
        <text:list-item>
          <text:p text:style-name="P1"><text:span text:style-name="T2">Cambio Constante</text:span></text:p>
        </text:list-item>
        <text:list-item>
          <text:p text:style-name="P1"><text:span text:style-name="T2">No Visibilidad</text:span></text:p>
          <text:p text:style-name="P1"><text:line-break/>*<text:span text:style-name="T2">Complejidad</text:span>: cuesta trabajo traducir los conceptos a código, las soluciones de las personas son diferentes, esto genera a veces dificultad en la comunicación del diseño entre los miembros del equipo, dice que los programas difíciles de usar son difíciles de cambiar sin producir efectos secundarios no deseados, la complejidad nubla el panorama, proponer ver y resolver todos los pequeños problemas.<text:line-break/><text:line-break/><text:span text:style-name="T2">*Conformidad</text:span>:el sofá debe cumplir con las limitaciones de hard externo que hacen que sea difícil reducir la complejidad <text:span text:style-name="T1"><text:s/>parte de la complejidad de la interacción con los sistemas humanos es arbitraria, ya que el soft y se percibe como variable, se observa con mayor frecuencia como lo que deben ajustarse, no el sistema humano.</text:span><text:line-break/><text:line-break/><text:span text:style-name="T2">*Cambio Constante</text:span>:La entidad software esta constantemente sujeta a presiones de cambio<text:line-break/>Todo software exitoso es cambiado. Se trabajan dos procesos. Primero, cuando un <text:s/>producto software es útil, las personas lo prueban llevándolo al límite o más allá de <text:s/>su dominio original. La presión para extender las funciones viene principalmente de usuarios a los que les gustan las funciones básicas y les inventan nuevos usos.<text:line-break/><text:line-break/><text:soft-page-break/><text:span text:style-name="T2">*No visibilidad(invisibilidad)</text:span>:A pesar del progreso en la limitación y simplificación de las estructuras del software, estas siguen siendo intrínsecamente invisibles y por lo tanto no le permiten a la mente usar algunas de sus más poderosas herramientas conceptuales. Esta carencia no solo le impide el proceso de diseño a una solamente, sino  que también  dificulta gravemente la comunicación entre mentes.<text:line-break/><text:line-break/>Brooks nos dice que los ingenieros en software se preocupan mas por  la complejidad accidental que de la esencial.<text:line-break/>Los problemas de complejidad accidental han sido solucionado por tecnologías que han hecho mejoras significativas como ser los lenguajes de alto nivel. Tambien la programación orientada a Objetos  que mejora la expresividad para la aplicación de conceptos mas cercanos a la que utilizamos en diseño. Estamos reduciendo o eliminando el paso de traducción  entre los  modelos de datos , operaciones y secuencias la comunicación y los registros y bits.<text:line-break/>Habla también del "<text:span text:style-name="Strong_20_Emphasis">Time sharing and better OS support" </text:span>compartir tiempo se pone en contraste con el procesamiento  por lotes, y ayuda debido a que pasan mucho menos tiempo en el código y el ciclo de prueba gracias a una mejor compatibilidad con sistemas operativos, es decir la diferencia entre DOS y UNIX (una no tiene libraries y ningún apoyo a un sistema de llamada y el otro contiene muchas libraries y una serie de vastos llamados al sistema ).<text:line-break/>Luego habla de que tiene esperanza en un futuro para los lenguajes de alto nivel como "ADA" y sobre la programación orientación a objetos.<text:line-break/>Habla sobre la "Inteligencia Artificial" la idea del soft para resolver problemas que antes lo resolvía una mente humana , la "programación automática" y la "programación gráfica" , la verificación de la prueba basada en el diseño.<text:line-break/>Luego hace una comparación Entre comprar Software y producirlo, esto imagino que lo habla por el mercado reducido de soft que había en los 80'.<text:line-break/>Finalmente habla de que una empresa debe identificar y conservar y premiar a sus grandes diseñadores, dice que algunas personas son mejores en el diseño de soft que otros y que hay que identificarlos rápidamente para retenerlos y premiarlos para que puedan desarrollarse y obtener conocimientos y puedan transmitirlos a otros diseñadores.</text:p>
        </text:list-item>
      </text:list>
      <text:p text:style-name="Standard"/>
      <text:p text:style-name="P3">Casarin Leandro Ces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din </meta:initial-creator>
    <meta:creation-date>2012-08-30T10:47:45</meta:creation-date>
    <dc:date>2012-08-30T11:02:41</dc:date>
    <dc:creator>odin </dc:creator>
    <meta:editing-duration>PT14M56S</meta:editing-duration>
    <meta:editing-cycles>3</meta:editing-cycles>
    <meta:generator>LibreOffice/3.3$Unix LibreOffice_project/330m19$Build-401</meta:generator>
    <meta:document-statistic meta:table-count="0" meta:image-count="0" meta:object-count="0" meta:page-count="3" meta:paragraph-count="17" meta:word-count="768" meta:character-count="4906"/>
  </office:meta>
</office:document-meta>
</file>